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5BD000001D153AE1A4AB7EF03F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vo" svg:font-family="Arv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165a" officeooo:paragraph-rsid="001d165a"/>
    </style:style>
    <style:style style:name="P2" style:family="paragraph" style:parent-style-name="Text_20_body">
      <style:text-properties style:font-name="Arvo" fo:font-size="26pt" officeooo:rsid="001d165a" officeooo:paragraph-rsid="001d165a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fo:color="#333333" style:font-name="Arvo" fo:font-size="12pt" officeooo:rsid="001d165a" officeooo:paragraph-rsid="001d165a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color="#808080" style:font-name="Arvo" fo:font-size="26pt" officeooo:rsid="001d165a" officeooo:paragraph-rsid="001d165a" style:font-size-asian="26pt" style:font-size-complex="26pt"/>
    </style:style>
    <style:style style:name="P5" style:family="paragraph" style:parent-style-name="Text_20_body">
      <style:text-properties officeooo:paragraph-rsid="001eda74"/>
    </style:style>
    <style:style style:name="P6" style:family="paragraph" style:parent-style-name="Header">
      <style:paragraph-properties fo:text-align="end" style:justify-single-word="false"/>
      <style:text-properties fo:color="#ffffff" style:font-name="Arvo" fo:font-size="14pt" fo:font-weight="bold" officeooo:rsid="001d165a" officeooo:paragraph-rsid="001d165a" style:font-size-asian="14pt" style:font-weight-asian="bold" style:font-size-complex="14pt" style:font-weight-complex="bold"/>
    </style:style>
    <style:style style:name="P7" style:family="paragraph" style:parent-style-name="Title">
      <style:text-properties officeooo:rsid="001d165a" officeooo:paragraph-rsid="001d165a"/>
    </style:style>
    <style:style style:name="P8" style:family="paragraph" style:parent-style-name="Title">
      <style:text-properties style:font-name="Arvo" fo:font-size="44pt" officeooo:rsid="001d165a" officeooo:paragraph-rsid="001d165a" style:font-size-asian="44pt" style:font-size-complex="44pt"/>
    </style:style>
    <style:style style:name="P9" style:family="paragraph" style:parent-style-name="Subtitle">
      <style:text-properties style:font-name="Arvo" fo:font-size="26pt" officeooo:rsid="001d165a" officeooo:paragraph-rsid="001d165a" style:font-size-asian="26pt" style:font-size-complex="26pt"/>
    </style:style>
    <style:style style:name="P10" style:family="paragraph" style:parent-style-name="Heading_20_2">
      <style:text-properties officeooo:rsid="001d165a" officeooo:paragraph-rsid="001d165a"/>
    </style:style>
    <style:style style:name="P11" style:family="paragraph" style:parent-style-name="Heading_20_2">
      <style:text-properties officeooo:rsid="0020c880" officeooo:paragraph-rsid="0020c880"/>
    </style:style>
    <style:style style:name="P12" style:family="paragraph" style:parent-style-name="Heading_20_1">
      <style:paragraph-properties fo:break-before="page"/>
      <style:text-properties officeooo:rsid="001d165a" officeooo:paragraph-rsid="001d165a"/>
    </style:style>
    <style:style style:name="P13" style:family="paragraph" style:parent-style-name="Heading_20_1">
      <style:text-properties officeooo:rsid="001d165a" officeooo:paragraph-rsid="001d165a"/>
    </style:style>
    <style:style style:name="P14" style:family="paragraph" style:parent-style-name="Heading_20_1" style:list-style-name="">
      <style:text-properties officeooo:rsid="001d165a" officeooo:paragraph-rsid="001d165a"/>
    </style:style>
    <style:style style:name="P15" style:family="paragraph" style:parent-style-name="Heading_20_1">
      <style:text-properties officeooo:rsid="0020c880" officeooo:paragraph-rsid="0020c880"/>
    </style:style>
    <style:style style:name="P16" style:family="paragraph" style:parent-style-name="Heading_20_3">
      <style:text-properties officeooo:rsid="001d165a" officeooo:paragraph-rsid="001d165a"/>
    </style:style>
    <style:style style:name="P17" style:family="paragraph" style:parent-style-name="Heading_20_3">
      <style:text-properties officeooo:paragraph-rsid="001d165a"/>
    </style:style>
    <style:style style:name="P18" style:family="paragraph" style:parent-style-name="Heading_20_3">
      <style:text-properties officeooo:rsid="001eda74" officeooo:paragraph-rsid="001eda74"/>
    </style:style>
    <style:style style:name="P19" style:family="paragraph" style:parent-style-name="Footer">
      <style:paragraph-properties fo:text-align="end" style:justify-single-word="false"/>
      <style:text-properties fo:color="#666666" style:font-name="Arvo" fo:font-size="8pt" officeooo:rsid="00226754" officeooo:paragraph-rsid="00226754" style:font-size-asian="8pt" style:font-size-complex="8pt"/>
    </style:style>
    <style:style style:name="P20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P24" style:family="paragraph">
      <loext:graphic-properties draw:fill-color="#333333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officeooo:rsid="001eda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draw:fill-color="#333333" draw:textarea-horizontal-align="justify" draw:textarea-vertical-align="middle" draw:auto-grow-height="false" fo:min-height="1.1882in" fo:min-width="8.289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8">FLIGHTGEAR ATC</text:p>
      <text:p text:style-name="P1"/>
      <text:p text:style-name="P9">API DOCUMENTATION</text:p>
      <text:p text:style-name="P4">version 2013_01_13</text:p>
      <text:p text:style-name="P2"/>
      <text:p text:style-name="P3">for external applications requiring</text:p>
      <text:p text:style-name="P3">access to Flightgear-ATC databas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Table of Contents</text:p>
          </text:index-title>
          <text:p text:style-name="P21"><text:a xlink:type="simple" xlink:href="#__RefHeading___Toc106_624560686" text:style-name="Index_20_Link" text:visited-style-name="Index_20_Link">Purposes<text:tab/>3</text:a></text:p>
          <text:p text:style-name="P21"><text:a xlink:type="simple" xlink:href="#__RefHeading___Toc108_624560686" text:style-name="Index_20_Link" text:visited-style-name="Index_20_Link">Authentication method<text:tab/>3</text:a></text:p>
          <text:p text:style-name="P21"><text:a xlink:type="simple" xlink:href="#__RefHeading___Toc110_624560686" text:style-name="Index_20_Link" text:visited-style-name="Index_20_Link">Queries<text:tab/>3</text:a></text:p>
          <text:p text:style-name="P20"><text:a xlink:type="simple" xlink:href="#__RefHeading___Toc112_624560686" text:style-name="Index_20_Link" text:visited-style-name="Index_20_Link">Flightplan oriented queries<text:tab/>3</text:a></text:p>
          <text:p text:style-name="P22"><text:a xlink:type="simple" xlink:href="#__RefHeading___Toc114_624560686" text:style-name="Index_20_Link" text:visited-style-name="Index_20_Link">getFlightplans<text:tab/>3</text:a></text:p>
          <text:p text:style-name="P22"><text:a xlink:type="simple" xlink:href="#__RefHeading___Toc116_624560686" text:style-name="Index_20_Link" text:visited-style-name="Index_20_Link">getFlightplanDetails<text:tab/>3</text:a></text:p>
          <text:p text:style-name="P22"><text:a xlink:type="simple" xlink:href="#__RefHeading___Toc118_624560686" text:style-name="Index_20_Link" text:visited-style-name="Index_20_Link">fileFlightplan<text:tab/>3</text:a></text:p>
          <text:p text:style-name="P22"><text:a xlink:type="simple" xlink:href="#__RefHeading___Toc120_624560686" text:style-name="Index_20_Link" text:visited-style-name="Index_20_Link">editFlightplan<text:tab/>3</text:a></text:p>
          <text:p text:style-name="P22"><text:a xlink:type="simple" xlink:href="#__RefHeading___Toc122_624560686" text:style-name="Index_20_Link" text:visited-style-name="Index_20_Link">setVar<text:tab/>3</text:a></text:p>
          <text:p text:style-name="P20"><text:a xlink:type="simple" xlink:href="#__RefHeading___Toc124_624560686" text:style-name="Index_20_Link" text:visited-style-name="Index_20_Link">Event oriented queries<text:tab/>3</text:a></text:p>
          <text:p text:style-name="P22"><text:a xlink:type="simple" xlink:href="#__RefHeading___Toc126_624560686" text:style-name="Index_20_Link" text:visited-style-name="Index_20_Link">isAirportControlled<text:tab/>3</text:a></text:p>
          <text:p text:style-name="P22"><text:a xlink:type="simple" xlink:href="#__RefHeading___Toc128_624560686" text:style-name="Index_20_Link" text:visited-style-name="Index_20_Link">getATCSessions<text:tab/>3</text:a></text:p>
          <text:p text:style-name="P22"><text:a xlink:type="simple" xlink:href="#__RefHeading___Toc130_624560686" text:style-name="Index_20_Link" text:visited-style-name="Index_20_Link">newAtcSession<text:tab/>3</text:a></text:p>
        </text:index-body>
      </text:table-of-content>
      <text:h text:style-name="P14" text:outline-level="1"/>
      <text:h text:style-name="P12" text:outline-level="1"><text:bookmark-start text:name="__RefHeading___Toc106_624560686"/>Purposes<text:bookmark-end text:name="__RefHeading___Toc106_624560686"/></text:h>
      <text:h text:style-name="P15" text:outline-level="1">API properties</text:h>
      <text:h text:style-name="P11" text:outline-level="2">Values returned</text:h>
      <text:h text:style-name="Heading_20_2" text:outline-level="2"><text:bookmark-start text:name="__RefHeading___Toc108_624560686"/>Authentication method<text:bookmark-end text:name="__RefHeading___Toc108_624560686"/></text:h>
      <text:h text:style-name="P13" text:outline-level="1"><text:bookmark-start text:name="__RefHeading___Toc110_624560686"/>Queries<text:bookmark-end text:name="__RefHeading___Toc110_624560686"/></text:h>
      <text:h text:style-name="P10" text:outline-level="2"><text:bookmark-start text:name="__RefHeading___Toc112_624560686"/>Flightplan oriented queries<text:bookmark-end text:name="__RefHeading___Toc112_624560686"/></text:h>
      <text:h text:style-name="P16" text:outline-level="3"><text:bookmark-start text:name="__RefHeading___Toc114_624560686"/><text:span text:style-name="T2">g</text:span>etFlightplans<text:bookmark-end text:name="__RefHeading___Toc114_624560686"/></text:h>
      <text:h text:style-name="P16" text:outline-level="3"><text:bookmark-start text:name="__RefHeading___Toc116_624560686"/><text:span text:style-name="T2">g</text:span>etFlightplanDetails<text:bookmark-end text:name="__RefHeading___Toc116_624560686"/></text:h>
      <text:h text:style-name="P17" text:outline-level="3"><text:bookmark-start text:name="__RefHeading___Toc118_624560686"/><text:span text:style-name="T2">fileFlightplan</text:span><text:bookmark-end text:name="__RefHeading___Toc118_624560686"/></text:h>
      <text:h text:style-name="P18" text:outline-level="3"><text:bookmark-start text:name="__RefHeading___Toc120_624560686"/>editFlightplan<text:bookmark-end text:name="__RefHeading___Toc120_624560686"/></text:h>
      <text:h text:style-name="P18" text:outline-level="3"><text:bookmark-start text:name="__RefHeading___Toc122_624560686"/>setVar<text:bookmark-end text:name="__RefHeading___Toc122_624560686"/></text:h>
      <text:h text:style-name="P10" text:outline-level="2"><text:bookmark-start text:name="__RefHeading___Toc124_624560686"/>Event oriented queries<text:bookmark-end text:name="__RefHeading___Toc124_624560686"/></text:h>
      <text:h text:style-name="P18" text:outline-level="3"><text:bookmark-start text:name="__RefHeading___Toc126_624560686"/>isAirportControlled<text:bookmark-end text:name="__RefHeading___Toc126_624560686"/></text:h>
      <text:h text:style-name="P18" text:outline-level="3"><text:bookmark-start text:name="__RefHeading___Toc128_624560686"/>getATCSessions<text:bookmark-end text:name="__RefHeading___Toc128_624560686"/></text:h>
      <text:h text:style-name="P18" text:outline-level="3"><text:bookmark-start text:name="__RefHeading___Toc130_624560686"/>newAtcSession<text:bookmark-end text:name="__RefHeading___Toc130_624560686"/></text:h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vo" svg:font-family="Arv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ffff" style:font-name="Arvo" fo:font-size="14pt" fo:font-weight="bold" officeooo:rsid="001d165a" officeooo:paragraph-rsid="001d165a" style:font-size-asian="14pt" style:font-weight-asian="bold" style:font-size-complex="14pt" style:font-weight-complex="bold"/>
    </style:style>
    <style:style style:name="MP2" style:family="paragraph">
      <loext:graphic-properties draw:fill-color="#333333"/>
    </style:style>
    <style:style style:name="MP3" style:family="paragraph" style:parent-style-name="Footer">
      <style:paragraph-properties fo:text-align="end" style:justify-single-word="false"/>
      <style:text-properties fo:color="#666666" style:font-name="Arvo" fo:font-size="8pt" officeooo:rsid="00226754" officeooo:paragraph-rsid="00226754" style:font-size-asian="8pt" style:font-size-complex="8pt"/>
    </style:style>
    <style:style style:name="MT1" style:family="text">
      <style:text-properties fo:font-size="12pt" fo:font-weight="normal" style:font-size-asian="12pt" style:font-weight-asian="normal" style:font-size-complex="12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-color="#333333" draw:textarea-horizontal-align="justify" draw:textarea-vertical-align="middle" draw:auto-grow-height="false" fo:min-height="1.1882in" fo:min-width="8.289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701in" fo:page-height="11.6902in" style:num-format="1" style:print-orientation="portrait" fo:margin-top="0.7874in" fo:margin-bottom="0.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201in" fo:margin-left="0in" fo:margin-right="0in" fo:margin-bottom="0.6799in" fo:background-color="transparent" style:dynamic-spacing="false" draw:fill="none"/>
      </style:header-style>
      <style:footer-style>
        <style:header-footer-properties fo:min-height="0.4402in" fo:margin-left="0in" fo:margin-right="0in" fo:margin-top="0.4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-0.0425in" svg:y="-0.4752in" svg:width="1.1291in" svg:height="0.3575in" draw:z-index="3"><draw:image xlink:href="Pictures/10000201000005BD000001D153AE1A4AB7EF03FD.png" xlink:type="simple" xlink:show="embed" xlink:actuate="onLoad"/></draw:frame><draw:custom-shape text:anchor-type="paragraph" draw:z-index="2" draw:style-name="Mgr1" draw:text-style-name="MP2" svg:width="8.2894in" svg:height="1.1886in" svg:x="-0.8091in" svg:y="-0.7874in"><text:p/><draw:enhanced-geometry svg:viewBox="0 0 21600 21600" draw:type="rectangle" draw:enhanced-path="M 0 0 L 21600 0 21600 21600 0 21600 0 0 Z N"/></draw:custom-shape>Flightgear ATC – <text:span text:style-name="MT1">API DOCUMENTATION</text:span></text:p>
      </style:header>
      <style:header-first>
        <text:p text:style-name="MP1"><draw:frame draw:style-name="Mfr1" draw:name="Image3" text:anchor-type="paragraph" svg:x="-0.0425in" svg:y="-0.4752in" svg:width="1.1291in" svg:height="0.3575in" draw:z-index="6"><draw:image xlink:href="Pictures/10000201000005BD000001D153AE1A4AB7EF03FD.png" xlink:type="simple" xlink:show="embed" xlink:actuate="onLoad"/></draw:frame><draw:custom-shape text:anchor-type="paragraph" draw:z-index="5" draw:style-name="Mgr1" draw:text-style-name="MP2" svg:width="8.2894in" svg:height="1.1886in" svg:x="-0.8091in" svg:y="-0.7874in"><text:p/><draw:enhanced-geometry svg:viewBox="0 0 21600 21600" draw:type="rectangle" draw:enhanced-path="M 0 0 L 21600 0 21600 21600 0 21600 0 0 Z N"/></draw:custom-shape>Flightgear ATC – <text:span text:style-name="MT1">API DOCUMENTATION</text:span></text:p>
      </style:header-first>
      <style:footer>
        <text:p text:style-name="MP3">api documentation v0.9</text:p>
        <text:p text:style-name="MP3">2016-01-29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07:51:03.387278677</meta:creation-date>
    <dc:date>2016-01-29T08:30:30.824340093</dc:date>
    <meta:editing-duration>PT24M16S</meta:editing-duration>
    <meta:editing-cycles>4</meta:editing-cycles>
    <meta:generator>LibreOffice/5.0.2.2$Linux_X86_64 LibreOffice_project/00m0$Build-2</meta:generator>
    <meta:document-statistic meta:table-count="0" meta:image-count="3" meta:object-count="0" meta:page-count="3" meta:paragraph-count="39" meta:word-count="86" meta:character-count="721" meta:non-whitespace-character-count="671"/>
  </office:meta>
</office:document-meta>
</file>